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position="0% 100%"/>
    </style:style>
    <style:style style:name="P2" style:family="paragraph" style:parent-style-name="Standard" style:list-style-name="L1">
      <style:text-properties style:text-position="0% 100%"/>
    </style:style>
    <style:style style:name="P3" style:family="paragraph" style:parent-style-name="Standard" style:list-style-name="L1">
      <style:text-properties style:text-position="0% 100%" style:font-name="Times New Roman"/>
    </style:style>
    <style:style style:name="P4" style:family="paragraph" style:parent-style-name="Standard">
      <style:text-properties style:text-position="0% 100%" style:font-name="Times New Roman1" style:font-name-asian="Times New Roman1" style:font-name-complex="Times New Roman1"/>
    </style:style>
    <style:style style:name="P5" style:family="paragraph" style:parent-style-name="Standard" style:list-style-name="L1"/>
    <style:style style:name="T1" style:family="text">
      <style:text-properties style:text-position="sub 58%"/>
    </style:style>
    <style:style style:name="T2" style:family="text">
      <style:text-properties style:text-position="sub 58%" style:font-name="Times New Roman"/>
    </style:style>
    <style:style style:name="T3" style:family="text">
      <style:text-properties style:text-position="sub 58%" style:font-name="Times New Roman" fo:font-size="8pt" style:font-size-asian="8pt" style:font-size-complex="8pt"/>
    </style:style>
    <style:style style:name="T4" style:family="text">
      <style:text-properties style:text-position="sub 58%" style:font-name="Times New Roman1" style:font-name-asian="Times New Roman1" style:font-name-complex="Times New Roman1"/>
    </style:style>
    <style:style style:name="T5" style:family="text">
      <style:text-properties style:text-position="sub 58%" style:font-name="Times New Roman1" fo:font-weight="bold" style:font-name-asian="Times New Roman1" style:font-weight-asian="bold" style:font-name-complex="Times New Roman1" style:font-weight-complex="bold"/>
    </style:style>
    <style:style style:name="T6" style:family="text">
      <style:text-properties style:text-position="sub 58%" style:font-name="Times New Roman1" fo:font-size="8pt" fo:font-weight="normal" style:font-name-asian="Times New Roman1" style:font-size-asian="8pt" style:font-weight-asian="normal" style:font-name-complex="Times New Roman1" style:font-size-complex="8pt" style:font-weight-complex="normal"/>
    </style:style>
    <style:style style:name="T7" style:family="text">
      <style:text-properties style:text-position="sub 58%"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text-position="0% 100%"/>
    </style:style>
    <style:style style:name="T9" style:family="text">
      <style:text-properties style:text-position="0% 100%" style:font-name="Times New Roman1"/>
    </style:style>
    <style:style style:name="T10" style:family="text">
      <style:text-properties style:text-position="0% 100%" style:font-name="Times New Roman1" style:font-name-asian="Times New Roman1" style:font-name-complex="Times New Roman1"/>
    </style:style>
    <style:style style:name="T11" style:family="text">
      <style:text-properties style:text-position="0% 100%" style:font-name="Times New Roman1" fo:font-size="8pt" style:font-size-asian="8pt" style:font-size-complex="8pt"/>
    </style:style>
    <style:style style:name="T12" style:family="text">
      <style:text-properties style:text-position="0% 100%" style:font-name="Times New Roman1" fo:font-size="8pt" style:font-name-asian="Times New Roman1" style:font-size-asian="8pt" style:font-name-complex="Times New Roman1" style:font-size-complex="8pt"/>
    </style:style>
    <style:style style:name="T13" style:family="text">
      <style:text-properties style:text-position="0% 100%" style:font-name="Times New Roman1" fo:font-size="8pt" fo:font-weight="bold" style:font-name-asian="Times New Roman1" style:font-size-asian="8pt" style:font-weight-asian="bold" style:font-name-complex="Times New Roman1" style:font-size-complex="8pt" style:font-weight-complex="bold"/>
    </style:style>
    <style:style style:name="T14" style:family="text">
      <style:text-properties style:text-position="0% 100%" style:font-name="Times New Roman1" fo:font-size="8pt" fo:font-weight="normal" style:font-name-asian="Times New Roman1" style:font-size-asian="8pt" style:font-weight-asian="normal" style:font-name-complex="Times New Roman1" style:font-size-complex="8pt" style:font-weight-complex="normal"/>
    </style:style>
    <style:style style:name="T15" style:family="text">
      <style:text-properties style:text-position="0% 100%" style:font-name="Times New Roman1" fo:font-weight="bold" style:font-name-asian="Times New Roman1" style:font-weight-asian="bold" style:font-name-complex="Times New Roman1" style:font-weight-complex="bold"/>
    </style:style>
    <style:style style:name="T16" style:family="text">
      <style:text-properties style:text-position="0% 100%" style:font-name="Times New Roman1" fo:font-size="12pt" style:font-name-asian="Times New Roman1" style:font-size-asian="12pt" style:font-name-complex="Times New Roman1" style:font-size-complex="12pt"/>
    </style:style>
    <style:style style:name="T17" style:family="text">
      <style:text-properties style:text-position="0% 100%"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8" style:family="text">
      <style:text-properties style:text-position="0% 100%"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19" style:family="text">
      <style:text-properties style:text-position="0% 100%" style:font-name="Times New Roman1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20" style:family="text">
      <style:text-properties style:text-position="0% 100%" style:font-name="Times New Roman"/>
    </style:style>
    <style:style style:name="T21" style:family="text">
      <style:text-properties style:text-position="0% 100%" style:font-name="Times New Roman" fo:font-size="8pt" style:font-size-asian="8pt" style:font-size-complex="8pt"/>
    </style:style>
    <style:style style:name="T22" style:family="text">
      <style:text-properties style:text-position="0% 100%" fo:font-size="8pt" style:font-size-asian="8pt" style:font-size-complex="8pt"/>
    </style:style>
    <style:style style:name="T23" style:family="text">
      <style:text-properties style:text-position="super 58%" style:font-name="Times New Roman"/>
    </style:style>
    <style:style style:name="T24" style:family="text">
      <style:text-properties style:text-line-through-style="solid" style:text-position="0% 100%"/>
    </style:style>
    <style:style style:name="T25" style:family="text">
      <style:text-properties style:text-line-through-style="none" style:text-position="0% 100%"/>
    </style:style>
    <style:style style:name="T26" style:family="text">
      <style:text-properties style:text-line-through-style="none" style:text-position="0% 100%" style:font-name="Times New Roman1" style:font-name-asian="Times New Roman1" style:font-name-complex="Times New Roman1"/>
    </style:style>
    <style:style style:name="T27" style:family="text">
      <style:text-properties style:text-line-through-style="none" style:text-position="0% 100%" style:font-name="Times New Roman" style:font-name-asian="Times New Roman1" style:font-name-complex="Times New Roman1"/>
    </style:style>
    <style:style style:name="T28" style:family="text">
      <style:text-properties style:text-line-through-style="none" style:text-position="sub 58%" style:font-name="Times New Roman1" style:font-name-asian="Times New Roman1" style:font-name-complex="Times New Roman1"/>
    </style:style>
    <style:style style:name="T29" style:family="text">
      <style:text-properties style:text-line-through-style="none" style:text-position="sub 58%" style:font-name="Times New Roman" style:font-name-asian="Times New Roman1" style:font-name-complex="Times New Roman1"/>
    </style:style>
    <style:style style:name="T30" style:family="text">
      <style:text-properties style:text-line-through-style="none" style:text-position="super 58%" style:font-name="Times New Roman" style:font-name-asian="Times New Roman1" style:font-name-complex="Times New Roman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Zmienna Decyzyjna :</text:p>
      <text:p text:style-name="Standard"/>
      <text:p text:style-name="Standard">X<text:span text:style-name="T1">nx5</text:span><text:span text:style-name="T8"> =<text:tab/>[................................................................................................................................]</text:span></text:p>
      <text:p text:style-name="Standard"><text:span text:style-name="T8"><text:s text:c="9"/><text:tab/>[CZYNNOŚĆ </text:span><text:span text:style-name="T1">i</text:span><text:span text:style-name="T8"> <text:tab/>START </text:span><text:span text:style-name="T1">i</text:span><text:span text:style-name="T8"> <text:tab/>STOP </text:span><text:span text:style-name="T1">i<text:tab/></text:span><text:span text:style-name="T8"><text:tab/></text:span><text:span text:style-name="T9">α </text:span><text:span text:style-name="T2">i</text:span><text:span text:style-name="T20"> (STOP</text:span><text:span text:style-name="T2"> i</text:span><text:span text:style-name="T23">+</text:span><text:span text:style-name="T20">)<text:tab/>y </text:span><text:span text:style-name="T2">i</text:span><text:span text:style-name="T20"> (STOP</text:span><text:span text:style-name="T2"> i</text:span><text:span text:style-name="T23">+</text:span><text:span text:style-name="T20"> ) <text:s text:c="4"/>]</text:span></text:p>
      <text:p text:style-name="P1"><text:tab/>[…............................................................................................................................]</text:p>
      <text:p text:style-name="P1"/>
      <text:p text:style-name="Standard"><text:span text:style-name="T8"><text:tab/>i- ty wiersz macierzy == i-ta czynność ciągu, i </text:span><text:span text:style-name="T24">c</text:span><text:span text:style-name="T8"> 1,2 …. n <text:s/></text:span></text:p>
      <text:p text:style-name="Standard"><text:span text:style-name="T8"><text:tab/>n </text:span><text:span text:style-name="T24">c</text:span><text:span text:style-name="T25"> </text:span><text:span text:style-name="T26">ℕ, n- zmienne</text:span></text:p>
      <text:p text:style-name="Standard"><text:span text:style-name="T26"><text:tab/>START </text:span><text:span text:style-name="T28">i <text:s/></text:span><text:span text:style-name="T26"><text:s/>-moment rozpoczęcia czynności </text:span></text:p>
      <text:p text:style-name="Standard"><text:span text:style-name="T26"><text:tab/>STOP </text:span><text:span text:style-name="T28">i <text:s/></text:span><text:span text:style-name="T26"><text:s/>-moment zakończenia czynności</text:span></text:p>
      <text:p text:style-name="Standard"><text:span text:style-name="T26"><text:tab/>α </text:span><text:span text:style-name="T29">i</text:span><text:span text:style-name="T27"> (STOP</text:span><text:span text:style-name="T29"> i</text:span><text:span text:style-name="T30">+</text:span><text:span text:style-name="T27">) - wartość współczynnika spadku nachylenia aktywności w chwili STOP</text:span><text:span text:style-name="T29"> i</text:span><text:span text:style-name="T30">+</text:span><text:span text:style-name="T27"> <text:s/></text:span></text:p>
      <text:p text:style-name="Standard"><text:span text:style-name="T8"><text:tab/></text:span><text:span text:style-name="T20">y </text:span><text:span text:style-name="T2">i</text:span><text:span text:style-name="T20"> (STOP</text:span><text:span text:style-name="T2"> i</text:span><text:span text:style-name="T23">+</text:span><text:span text:style-name="T20"> ) - </text:span><text:span text:style-name="T27">wartość aktywności w chwili STOP</text:span><text:span text:style-name="T29"> i</text:span><text:span text:style-name="T30">+</text:span></text:p>
      <text:p text:style-name="P1"><text:tab/></text:p>
      <text:p text:style-name="Standard"><text:span text:style-name="T8"><text:tab/>CZYNNOŚĆ – element </text:span><text:span text:style-name="T24">c</text:span><text:span text:style-name="T8"> {{SEN}; {KAWA : {ilość_kawy} C {KAWA}} } <text:s/>//C - zawiera</text:span></text:p>
      <text:p text:style-name="P1"><text:tab/></text:p>
      <text:p text:style-name="P1"/>
      <text:p text:style-name="P1">Ograniczenia:</text:p>
      <text:p text:style-name="P1"/>
      <text:list xml:id="list7309135015888349672" text:style-name="L1">
        <text:list-item>
          <text:p text:style-name="P5"><text:span text:style-name="T8">CZYNNOŚĆ </text:span><text:span text:style-name="T1">i</text:span><text:span text:style-name="T8"> == KAWA <text:s/>=&gt; <text:s/>START </text:span><text:span text:style-name="T1">i</text:span><text:span text:style-name="T8"> == STOP </text:span><text:span text:style-name="T1">i</text:span><text:span text:style-name="T8"> <text:s text:c="3"/></text:span></text:p>
        </text:list-item>
        <text:list-item>
          <text:p text:style-name="P5"><text:span text:style-name="T8">CZYNNOŚĆ </text:span><text:span text:style-name="T1">i</text:span><text:span text:style-name="T8"> == SEN <text:s/>=&gt; <text:s/>STOP </text:span><text:span text:style-name="T1">i </text:span><text:span text:style-name="T8"><text:s/>- <text:s/>START </text:span><text:span text:style-name="T1">i</text:span><text:span text:style-name="T8"> <text:s/>&gt;=MIN_CZAS_SNU</text:span></text:p>
        </text:list-item>
        <text:list-item>
          <text:p text:style-name="P5"><text:span text:style-name="T8">0 &lt;= START </text:span><text:span text:style-name="T1">1 </text:span><text:span text:style-name="T8"><text:s/>&lt;= STOP </text:span><text:span text:style-name="T1">1</text:span><text:span text:style-name="T8">&lt;=...... &lt;= START </text:span><text:span text:style-name="T1">i </text:span><text:span text:style-name="T8"><text:s/>&lt;= STOP </text:span><text:span text:style-name="T1">i </text:span><text:span text:style-name="T8">&lt;=....START </text:span><text:span text:style-name="T1">n </text:span><text:span text:style-name="T8"><text:s/>&lt;= STOP </text:span><text:span text:style-name="T1">n </text:span><text:span text:style-name="T8">&lt;= 24*60</text:span></text:p>
        </text:list-item>
        <text:list-item>
          <text:p text:style-name="P2">KAWA.ilość_kawy &gt; 0</text:p>
        </text:list-item>
        <text:list-item>
          <text:p text:style-name="P2"/>
          <text:list>
            <text:list-header>
              <text:p text:style-name="P5"><text:span text:style-name="T10">∑ </text:span><text:span text:style-name="T16">CZYNNOŚĆ</text:span><text:span text:style-name="T17"> </text:span><text:span text:style-name="T7">j </text:span><text:span text:style-name="T18"><text:s/>.ilość_kawy &lt;=</text:span><text:span text:style-name="T19"> MAX_ILOŚĆ_DZIENNEGO_SPOŻYCIA_KAWY(KOFEINY)</text:span></text:p>
            </text:list-header>
          </text:list>
          <text:p text:style-name="P5"><text:span text:style-name="T12">j : CZYNNOŚĆ</text:span><text:span text:style-name="T13"> </text:span><text:span text:style-name="T6">j </text:span><text:span text:style-name="T14">==KAWA</text:span><text:span text:style-name="T5"> <text:tab/><text:tab/></text:span></text:p>
        </text:list-item>
        <text:list-item>
          <text:p text:style-name="P5"><text:span text:style-name="T8">CZYNNOŚĆ </text:span><text:span text:style-name="T1">i</text:span><text:span text:style-name="T8"> == SEN <text:s/>=&gt; <text:s/></text:span><text:span text:style-name="T20">y </text:span><text:span text:style-name="T2">i</text:span><text:span text:style-name="T20"> (STOP</text:span><text:span text:style-name="T2"> i</text:span><text:span text:style-name="T23">+</text:span><text:span text:style-name="T20"> ) = 100 , <text:s/></text:span><text:span text:style-name="T9">α </text:span><text:span text:style-name="T2">i</text:span><text:span text:style-name="T20"> (STOP</text:span><text:span text:style-name="T2"> i</text:span><text:span text:style-name="T23">+</text:span><text:span text:style-name="T20">) ~ ( STOP </text:span><text:span text:style-name="T2">i </text:span><text:span text:style-name="T20"><text:s/>- <text:s/>START </text:span><text:span text:style-name="T2">i</text:span><text:span text:style-name="T20"> )</text:span><text:span text:style-name="T23">2</text:span><text:span text:style-name="T20"> </text:span></text:p>
        </text:list-item>
        <text:list-item>
          <text:p text:style-name="P5"><text:span text:style-name="T20">CZYNNOŚĆ </text:span><text:span text:style-name="T2">i</text:span><text:span text:style-name="T20"> == KAWA <text:s/>=&gt; <text:s/>y </text:span><text:span text:style-name="T2">i</text:span><text:span text:style-name="T20"> (STOP</text:span><text:span text:style-name="T2"> i</text:span><text:span text:style-name="T23">+</text:span><text:span text:style-name="T20"> ) = y </text:span><text:span text:style-name="T2">i</text:span><text:span text:style-name="T20"> (START </text:span><text:span text:style-name="T2">i</text:span><text:span text:style-name="T23">+</text:span><text:span text:style-name="T20"> ) * B(KAWA </text:span><text:span text:style-name="T2">i </text:span><text:span text:style-name="T20">.ilość_kawy) , <text:s/></text:span></text:p>
          <text:list>
            <text:list-header>
              <text:p text:style-name="P3"/>
            </text:list-header>
          </text:list>
        </text:list-item>
      </text:list>
      <text:p text:style-name="Standard"><text:span text:style-name="T9"><text:tab/><text:tab/><text:tab/> <text:s text:c="7"/></text:span><text:span text:style-name="T11"><text:s/>i</text:span></text:p>
      <text:list xml:id="list33355445" text:continue-numbering="true" text:style-name="L1">
        <text:list-item>
          <text:list>
            <text:list-header>
              <text:p text:style-name="P5"><text:span text:style-name="T9">α </text:span><text:span text:style-name="T2">i</text:span><text:span text:style-name="T20"> (STOP</text:span><text:span text:style-name="T2"> i</text:span><text:span text:style-name="T23">+</text:span><text:span text:style-name="T20">) ~ <text:s/>(</text:span><text:span text:style-name="T10">∑CZYNNOŚĆ </text:span><text:span text:style-name="T4">j</text:span><text:span text:style-name="T10"> .ilość_kawy </text:span><text:span text:style-name="T20">)</text:span><text:span text:style-name="T23">1/2</text:span><text:span text:style-name="T20"> </text:span></text:p>
            </text:list-header>
          </text:list>
        </text:list-item>
      </text:list>
      <text:p text:style-name="Standard"><text:span text:style-name="T8"><text:tab/><text:tab/><text:tab/> <text:s text:c="4"/></text:span><text:span text:style-name="T22">j : <text:s/></text:span><text:span text:style-name="T21">CZYNNOŚĆ </text:span><text:span text:style-name="T3">i</text:span><text:span text:style-name="T21"> <text:s/>= KAWA</text:span></text:p>
      <text:p text:style-name="P1"><text:tab/><text:tab/></text:p>
      <text:p text:style-name="P1"/>
      <text:p text:style-name="Standard"><text:span text:style-name="T8"><text:tab/> <text:s text:c="4"/>B(ilość_kawy) </text:span><text:span text:style-name="T20">~ ( ilość_kawy)</text:span><text:span text:style-name="T23">1/2</text:span><text:span text:style-name="T20"> ­</text:span></text:p>
      <text:p text:style-name="P1"/>
      <text:p text:style-name="P1"/>
      <text:p text:style-name="P1">Funkcja celu:</text:p>
      <text:p text:style-name="P1"/>
      <text:p text:style-name="P1"><text:tab/><text:tab/><text:tab/>24*60</text:p>
      <text:p text:style-name="Standard"><text:span text:style-name="T8"><text:tab/><text:tab/></text:span><text:span text:style-name="T10">┌<text:tab/>⌠<text:tab/><text:tab/><text:tab/><text:tab/><text:tab/>┐</text:span></text:p>
      <text:p text:style-name="Standard"><text:span text:style-name="T8"><text:tab/>f(X) =<text:tab/></text:span><text:span text:style-name="T10">│<text:tab/>│y(t) dt <text:tab/><text:tab/><text:tab/><text:tab/>│<text:tab/>max /</text:span></text:p>
      <text:p text:style-name="Standard"><text:span text:style-name="T8"><text:tab/><text:tab/></text:span><text:span text:style-name="T10">│<text:tab/>⌡<text:tab/><text:tab/><text:tab/><text:tab/><text:tab/>│</text:span></text:p>
      <text:p text:style-name="Standard"><text:span text:style-name="T8"><text:tab/><text:tab/></text:span><text:span text:style-name="T10">│<text:tab/>0<text:tab/><text:tab/><text:tab/><text:tab/><text:tab/>│</text:span></text:p>
      <text:p text:style-name="Standard"><text:span text:style-name="T8"><text:tab/><text:tab/></text:span><text:span text:style-name="T10">│<text:tab/><text:tab/><text:tab/><text:tab/><text:tab/><text:tab/>│</text:span></text:p>
      <text:p text:style-name="P4"><text:tab/><text:tab/>│<text:tab/><text:tab/><text:tab/><text:tab/><text:tab/><text:tab/>│</text:p>
      <text:p text:style-name="P4"><text:tab/><text:tab/>│<text:tab/><text:tab/><text:tab/><text:tab/><text:tab/><text:tab/>│</text:p>
      <text:p text:style-name="Standard"><text:span text:style-name="T10"><text:tab/><text:tab/>│<text:tab/>∑ </text:span><text:span text:style-name="T16">CZYNNOŚĆ</text:span><text:span text:style-name="T17"> </text:span><text:span text:style-name="T7">j </text:span><text:span text:style-name="T18"><text:s/>.ilość_kawy<text:tab/>│<text:tab/>min \</text:span></text:p>
      <text:p text:style-name="Standard"><text:span text:style-name="T10"><text:tab/><text:tab/>│<text:tab/></text:span><text:span text:style-name="T12">j : CZYNNOŚĆ</text:span><text:span text:style-name="T13"> </text:span><text:span text:style-name="T6">j </text:span><text:span text:style-name="T14">==KAWA</text:span><text:span text:style-name="T5"> <text:tab/><text:tab/><text:tab/></text:span><text:span text:style-name="T15">│</text:span></text:p>
      <text:p text:style-name="P4"><text:tab/><text:tab/>│<text:tab/><text:tab/><text:tab/><text:tab/><text:tab/><text:tab/>│</text:p>
      <text:p text:style-name="P4"><text:tab/><text:tab/>│<text:tab/><text:tab/><text:tab/><text:tab/><text:tab/><text:tab/>│</text:p>
      <text:p text:style-name="Standard"><text:span text:style-name="T8"><text:tab/><text:tab/></text:span><text:span text:style-name="T10">└<text:tab/><text:tab/><text:tab/><text:tab/><text:tab/><text:tab/>┘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ł M</meta:initial-creator>
    <meta:creation-date>2018-10-08T22:38:15.32</meta:creation-date>
    <dc:date>2018-10-10T13:15:58.09</dc:date>
    <dc:creator>Michał M</dc:creator>
    <meta:editing-duration>P1DT2H15M58S</meta:editing-duration>
    <meta:editing-cycles>18</meta:editing-cycles>
    <meta:generator>OpenOffice/4.1.5$Win32 OpenOffice.org_project/415m1$Build-9789</meta:generator>
    <meta:document-statistic meta:table-count="0" meta:image-count="0" meta:object-count="0" meta:page-count="1" meta:paragraph-count="41" meta:word-count="267" meta:character-count="1578"/>
  </office:meta>
</office:document-meta>
</file>